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mpSubProtocolErrorHandler.handleClientMessageProcessingError( @ Nullable Message &lt; byte [ ] &gt; clientMessage , Throwable 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ompSubProtocolErrorHandler.handleErrorMessageToClient( Message &lt; byte [ ] &gt; error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ompSubProtocolErrorHandler.handleInternal( StompHeaderAccessor errorHeaderAccessor , byte [ ] errorPayload , @ Nullable Throwable cause , @ Nullable StompHeaderAccessor clientHeaderAc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